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bce0e" officeooo:paragraph-rsid="003e787f"/>
    </style:style>
    <style:style style:name="P2" style:family="paragraph" style:parent-style-name="Standard">
      <style:text-properties officeooo:rsid="002a5171" officeooo:paragraph-rsid="00385c1f"/>
    </style:style>
    <style:style style:name="P3" style:family="paragraph" style:parent-style-name="Standard">
      <style:text-properties officeooo:rsid="002a5171" officeooo:paragraph-rsid="003a1baf"/>
    </style:style>
    <style:style style:name="P4" style:family="paragraph" style:parent-style-name="Standard">
      <style:text-properties officeooo:rsid="002a5171" officeooo:paragraph-rsid="003e787f"/>
    </style:style>
    <style:style style:name="P5" style:family="paragraph" style:parent-style-name="Standard">
      <style:text-properties officeooo:rsid="002ea6bc" officeooo:paragraph-rsid="003a1baf"/>
    </style:style>
    <style:style style:name="P6" style:family="paragraph" style:parent-style-name="Standard">
      <style:text-properties officeooo:rsid="002eae9c" officeooo:paragraph-rsid="00385c1f"/>
    </style:style>
    <style:style style:name="P7" style:family="paragraph" style:parent-style-name="Standard">
      <style:text-properties officeooo:rsid="002eae9c" officeooo:paragraph-rsid="003a1baf"/>
    </style:style>
    <style:style style:name="P8" style:family="paragraph" style:parent-style-name="Standard">
      <style:text-properties officeooo:rsid="002f74e0" officeooo:paragraph-rsid="003a1baf"/>
    </style:style>
    <style:style style:name="P9" style:family="paragraph" style:parent-style-name="Standard">
      <style:text-properties officeooo:rsid="002f74e0" officeooo:paragraph-rsid="003e787f"/>
    </style:style>
    <style:style style:name="P10" style:family="paragraph" style:parent-style-name="Standard">
      <style:text-properties officeooo:rsid="002c8463" officeooo:paragraph-rsid="003e787f"/>
    </style:style>
    <style:style style:name="P11" style:family="paragraph" style:parent-style-name="Standard">
      <style:text-properties officeooo:rsid="0030861a" officeooo:paragraph-rsid="004071e4"/>
    </style:style>
    <style:style style:name="P12" style:family="paragraph" style:parent-style-name="Standard">
      <style:text-properties officeooo:rsid="00311de7" officeooo:paragraph-rsid="003e787f"/>
    </style:style>
    <style:style style:name="P13" style:family="paragraph" style:parent-style-name="Standard">
      <style:text-properties officeooo:rsid="002d8aee" officeooo:paragraph-rsid="003e787f"/>
    </style:style>
    <style:style style:name="P14" style:family="paragraph" style:parent-style-name="Standard">
      <style:text-properties officeooo:rsid="0033e3df" officeooo:paragraph-rsid="003e787f"/>
    </style:style>
    <style:style style:name="P15" style:family="paragraph" style:parent-style-name="Standard">
      <style:text-properties officeooo:rsid="00356b63" officeooo:paragraph-rsid="003a1baf"/>
    </style:style>
    <style:style style:name="P16" style:family="paragraph" style:parent-style-name="Standard">
      <style:text-properties officeooo:paragraph-rsid="00385c1f"/>
    </style:style>
    <style:style style:name="P17" style:family="paragraph" style:parent-style-name="Standard">
      <style:text-properties officeooo:paragraph-rsid="003955a0"/>
    </style:style>
    <style:style style:name="P18" style:family="paragraph" style:parent-style-name="Standard">
      <style:text-properties officeooo:paragraph-rsid="003a1baf"/>
    </style:style>
    <style:style style:name="P19" style:family="paragraph" style:parent-style-name="Standard">
      <style:text-properties officeooo:paragraph-rsid="003e787f"/>
    </style:style>
    <style:style style:name="P20" style:family="paragraph" style:parent-style-name="Standard">
      <style:text-properties officeooo:paragraph-rsid="004071e4"/>
    </style:style>
    <style:style style:name="P21" style:family="paragraph" style:parent-style-name="Standard">
      <style:text-properties officeooo:paragraph-rsid="00432f19"/>
    </style:style>
    <style:style style:name="P22" style:family="paragraph" style:parent-style-name="Standard">
      <style:text-properties officeooo:paragraph-rsid="0044ac52"/>
    </style:style>
    <style:style style:name="T1" style:family="text">
      <style:text-properties officeooo:rsid="002d8aee"/>
    </style:style>
    <style:style style:name="T2" style:family="text">
      <style:text-properties officeooo:rsid="002eae9c"/>
    </style:style>
    <style:style style:name="T3" style:family="text">
      <style:text-properties officeooo:rsid="002f74e0"/>
    </style:style>
    <style:style style:name="T4" style:family="text">
      <style:text-properties officeooo:rsid="003062a9"/>
    </style:style>
    <style:style style:name="T5" style:family="text">
      <style:text-properties officeooo:rsid="0030861a"/>
    </style:style>
    <style:style style:name="T6" style:family="text">
      <style:text-properties officeooo:rsid="00311de7"/>
    </style:style>
    <style:style style:name="T7" style:family="text">
      <style:text-properties officeooo:rsid="003284fe"/>
    </style:style>
    <style:style style:name="T8" style:family="text">
      <style:text-properties officeooo:rsid="0033f4ad"/>
    </style:style>
    <style:style style:name="T9" style:family="text">
      <style:text-properties officeooo:rsid="00358d4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85c1f" style:font-weight-asian="bold" style:font-weight-complex="bold"/>
    </style:style>
    <style:style style:name="T12" style:family="text">
      <style:text-properties fo:font-weight="bold" officeooo:rsid="002eae9c" style:font-weight-asian="bold" style:font-weight-complex="bold"/>
    </style:style>
    <style:style style:name="T13" style:family="text">
      <style:text-properties fo:font-weight="bold" officeooo:rsid="002f74e0" style:font-weight-asian="bold" style:font-weight-complex="bold"/>
    </style:style>
    <style:style style:name="T14" style:family="text">
      <style:text-properties fo:font-weight="bold" officeooo:rsid="002d8aee" style:font-weight-asian="bold" style:font-weight-complex="bold"/>
    </style:style>
    <style:style style:name="T15" style:family="text">
      <style:text-properties fo:font-weight="bold" officeooo:rsid="002c8463" style:font-weight-asian="bold" style:font-weight-complex="bold"/>
    </style:style>
    <style:style style:name="T16" style:family="text">
      <style:text-properties officeooo:rsid="003bb968"/>
    </style:style>
    <style:style style:name="T17" style:family="text">
      <style:text-properties officeooo:rsid="002ea6bc"/>
    </style:style>
    <style:style style:name="T18" style:family="text">
      <style:text-properties officeooo:rsid="002c8463"/>
    </style:style>
    <style:style style:name="T19" style:family="text">
      <style:text-properties officeooo:rsid="00432f19"/>
    </style:style>
    <style:style style:name="T20" style:family="text">
      <style:text-properties officeooo:rsid="0044ac52"/>
    </style:style>
    <style:style style:name="T21" style:family="text">
      <style:text-properties officeooo:rsid="0044bf62"/>
    </style:style>
    <style:style style:name="T22" style:family="text">
      <style:text-properties officeooo:rsid="0046f8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*****</text:p>
      <text:p text:style-name="P2">*Оппл возвращаясь домой встретил соседа*</text:p>
      <text:p text:style-name="P2">*<text:span text:style-name="T2">Взгляд у соседа тяжёлый, </text:span><text:span text:style-name="T8">на нём не было плаща или другой одежды, его вызженная кьютимарка была на виду</text:span><text:span text:style-name="T2">, они встретились глазами и повисла тишина</text:span>*</text:p>
      <text:p text:style-name="P6"><text:span text:style-name="T10">Сосед</text:span>: …</text:p>
      <text:p text:style-name="P6"><text:span text:style-name="T11">Opple</text:span>: …</text:p>
      <text:p text:style-name="P17"><text:span text:style-name="T12">Сосед</text:span><text:span text:style-name="T2">: </text:span>Run<text:span text:style-name="T2">!</text:span></text:p>
      <text:p text:style-name="P2">*<text:span text:style-name="T2">Оппл немедленно </text:span><text:span text:style-name="T8">телепортировался на улицу и начал бежать</text:span>*</text:p>
      <text:p text:style-name="P2">*****</text:p>
      <text:p text:style-name="P3">*Оппл бежал по разным периулкам, но появилась SongWhisper*</text:p>
      <text:p text:style-name="P3">*<text:span text:style-name="T2">Оппл остановился </text:span><text:span text:style-name="T3">с разъярённым видом</text:span>*</text:p>
      <text:p text:style-name="P18"><text:span text:style-name="T11">Opple</text:span><text:span text:style-name="T2">: </text:span>This is all YOUR fault! You killed XXX!</text:p>
      <text:p text:style-name="P18"><text:span text:style-name="T12">Whispersong</text:span><text:span text:style-name="T2">: </text:span>Heh-heh-heh. That's right!</text:p>
      <text:p text:style-name="P7">*<text:span text:style-name="T3">Оппл пытается затаранить убегающую Whispersong</text:span>*</text:p>
      <text:p text:style-name="P18"><text:span text:style-name="T11">Opple</text:span><text:span text:style-name="T3">: </text:span>You killed those ponies in the cave!</text:p>
      <text:p text:style-name="P18"><text:span text:style-name="T12">Whispersong</text:span><text:span text:style-name="T2">: </text:span>Yep, that was me!</text:p>
      <text:p text:style-name="P7">*<text:span text:style-name="T3">Оппл пытается затаранить убегающую Whispersong</text:span>*</text:p>
      <text:p text:style-name="P8"><text:span text:style-name="T11">Opple</text:span>: <text:span text:style-name="T16">You</text:span>…</text:p>
      <text:p text:style-name="P18"><text:span text:style-name="T13">Whispersong</text:span><text:span text:style-name="T3">: </text:span>You and me!</text:p>
      <text:p text:style-name="P8"><text:span text:style-name="T11">Opple</text:span>: <text:span text:style-name="T16">NO</text:span>!</text:p>
      <text:p text:style-name="P15">*Показываются кадры как это Оппл нажимает на нажимную плиту и зачитывает заклинание с приказом их убить*</text:p>
      <text:p text:style-name="P18"><text:span text:style-name="T13">Whispersong</text:span><text:span text:style-name="T3">: </text:span>That's right. <text:span text:style-name="Emphasis">You.</text:span></text:p>
      <text:p text:style-name="P7">*<text:span text:style-name="T3">Оппл пытается затаранить убегающую Whispersong</text:span>*</text:p>
      <text:p text:style-name="P3">*<text:span text:style-name="T3">Кадр сменяется наверх</text:span>*</text:p>
      <text:p text:style-name="P18"><text:span text:style-name="T17">Пегас 1 male: </text:span>There he is!</text:p>
      <text:p text:style-name="P18"><text:span text:style-name="T17">Пегас 2 mare: </text:span>Wait</text:p>
      <text:p text:style-name="P5">Пегас 1 male: …</text:p>
      <text:p text:style-name="P5">Пегас 2 mare: ...</text:p>
      <text:p text:style-name="P18"><text:span text:style-name="T17">Пегас 1 male: </text:span>Why's he running in circles?</text:p>
      <text:p text:style-name="P18"><text:span text:style-name="T17">Пегас 2 mare: </text:span>Not our job to think! We've seen enough. Let's move.</text:p>
      <text:p text:style-name="P3">*<text:span text:style-name="T4">Оба пегаса сильным тараном вырубают Оппла</text:span>*</text:p>
      <text:p text:style-name="P4">*****</text:p>
      <text:p text:style-name="P1">Где-то между Кантерлотом и Домом:</text:p>
      <text:p text:style-name="P1">В каком-то сарае, где была кучка пегасов и Crystal Wing. Оппл был связанным.</text:p>
      <text:p text:style-name="P19"><text:span text:style-name="T15">Crystal Wing</text:span><text:span text:style-name="T18">: </text:span>Where did you hide the real Silver Breezeswirl artifacts?</text:p>
      <text:p text:style-name="P20"><text:span text:style-name="T11">Opple</text:span><text:span text:style-name="T5">: </text:span>I gave all of them except that one to you.</text:p>
      <text:p text:style-name="P19"><text:span text:style-name="T15">Crystal Wing</text:span><text:span text:style-name="T18">: </text:span>Lies! Every last one was a fool's artifact - masterfully crafted! Even I didn't spot it right away.</text:p>
      <text:p text:style-name="P10">*<text:span text:style-name="T6">кто-то из пегасов дал ему пощёчину крылом</text:span>*</text:p>
      <text:p text:style-name="P19"><text:span text:style-name="T15">Crystal Wing</text:span><text:span text:style-name="T18">: </text:span>Where is the artifact from the cave?</text:p>
      <text:p text:style-name="P10">*<text:span text:style-name="T6">кто-то из пегасов дал ему пощёчину крылом</text:span>*</text:p>
      <text:p text:style-name="P21"><text:span text:style-name="T15">Crystal Wing</text:span><text:span text:style-name="T18">: </text:span>And why did XXX die from the same rare magical element as that artifact, when you clearly have no affinity for that <text:span text:style-name="T19">kind of </text:span>magic yourself?</text:p>
      <text:p text:style-name="P11"><text:span text:style-name="T11">Opple</text:span>: …</text:p>
      <text:p text:style-name="P19"><text:span text:style-name="T15">Crystal Wing</text:span><text:span text:style-name="T18">: </text:span>You know, that traitor <text:span text:style-name="T22">Wishy Sky</text:span>... he made himself useful to the pegasi after all.</text:p>
      <text:p text:style-name="P20"><text:span text:style-name="T11">Opple</text:span><text:span text:style-name="T5">: </text:span><text:span text:style-name="T6">(яростно) </text:span>What did you do to him?!</text:p>
      <text:p text:style-name="P19"><text:span text:style-name="T15">Crystal Wing</text:span><text:span text:style-name="T18">: </text:span>Let's just say... he made a fine rainbow.</text:p>
      <text:p text:style-name="P12">*Ярость захлестнула Оппла*</text:p>
      <text:p text:style-name="P9"><text:span text:style-name="T10">Whispersong</text:span>: <text:span text:style-name="T6">Let me handle it!</text:span></text:p>
      <text:p text:style-name="P9">*<text:span text:style-name="T6">У Оппла зажглись глаза</text:span>*</text:p>
      <text:p text:style-name="P19"><text:span text:style-name="T15">Crystal Wing</text:span><text:span text:style-name="T18">: </text:span>The power of the Three Dragons Artifact!</text:p>
      <text:p text:style-name="P10"><text:soft-page-break/>*Crystal Wing <text:span text:style-name="T6">немедля раскрыл свой плащ и оттуда показались десятки разных артефактов. Он применил пару артефактов защиты в виде щита и магического купола</text:span>*</text:p>
      <text:p text:style-name="P10">*<text:span text:style-name="T6">Оппл начал применять магию того артефакта. Часть снарядов отскакивали в других пегасов, а часть начали пробивали первый щит, полностью его разбив, Оппл применив в полную магию пробил и купол выстрелив смертельно в голову</text:span>*</text:p>
      <text:p text:style-name="P10">*<text:span text:style-name="T6">За секунду до этого, в этот момент появился </text:span><text:span text:style-name="T1">Dreamspinner </text:span><text:span text:style-name="T6">с другими единорогами</text:span>*</text:p>
      <text:p text:style-name="P13"><text:span text:style-name="T10">Dreamspinner</text:span>: <text:s/>Crystal Wing!</text:p>
      <text:p text:style-name="P10">*<text:span text:style-name="T6">На лицах пегасов была ярость, они были готовы сорваться на Оппла, если бы не появились пегасы, их яростные лица направились ко всем пришедшим</text:span>*</text:p>
      <text:p text:style-name="P10">*<text:span text:style-name="T6">Оппл взглянул грустно на </text:span><text:span text:style-name="T1">Dreamspinner </text:span><text:span text:style-name="T6">и телепортировался оттуда</text:span>*</text:p>
      <text:p text:style-name="P10">*<text:span text:style-name="T1">Dreamspinner </text:span><text:span text:style-name="T6">хотел было поймать его, но смотря на пегасов сказал</text:span>*</text:p>
      <text:p text:style-name="P22"><text:span text:style-name="T14">Dreamspinner</text:span><text:span text:style-name="T1">: </text:span><text:span text:style-name="T6">(Неуверенно, но буд-то зачитывает зазубренное когда-то)</text:span>On b<text:span text:style-name="T20">b-b</text:span>ehalf of the attacking <text:span text:style-name="T20">side</text:span>, I, Dreamspinner, hereby declare the time and place of the first battle…</text:p>
      <text:p text:style-name="P10">*<text:span text:style-name="T21">Вся с</text:span><text:span text:style-name="T7">цена </text:span><text:span text:style-name="T21">затемняется</text:span><text:span text:style-name="T7">, остаётся лишь один </text:span><text:span text:style-name="T1">Dreamspinner</text:span>*</text:p>
      <text:p text:style-name="P19"><text:span text:style-name="T14">Dreamspinner</text:span><text:span text:style-name="T1">: <text:s/>Crystal Wing… </text:span>you were right. But it doesn't matter now.</text:p>
      <text:p text:style-name="P14">^Показывается крупным планом, что артефакт-паразит <text:span text:style-name="T9">упал к кучке</text:span> других артефактов CrystalWind^</text:p>
      <text:p text:style-name="P4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1:40:39.959901130</dc:date>
    <meta:editing-duration>PT2H58M40S</meta:editing-duration>
    <meta:editing-cycles>51</meta:editing-cycles>
    <meta:document-statistic meta:table-count="0" meta:image-count="0" meta:object-count="0" meta:page-count="2" meta:paragraph-count="60" meta:word-count="511" meta:character-count="3241" meta:non-whitespace-character-count="2788"/>
  </office:meta>
</office:document-meta>
</file>